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006600" draw:textarea-horizontal-align="justify" draw:textarea-vertical-align="top" draw:auto-grow-height="false" fo:min-height="12.55cm" fo:min-width="15.8cm"/>
    </style:style>
    <style:style style:name="gr2" style:family="graphic" style:parent-style-name="standard">
      <style:graphic-properties draw:textarea-horizontal-align="justify" draw:textarea-vertical-align="middle" draw:auto-grow-height="false" fo:min-height="0.89cm" fo:min-width="8.8cm"/>
    </style:style>
    <style:style style:name="gr3" style:family="graphic" style:parent-style-name="standard">
      <style:graphic-properties draw:textarea-horizontal-align="justify" draw:textarea-vertical-align="middle" draw:auto-grow-height="false" fo:min-height="0.89cm" fo:min-width="8.9cm"/>
    </style:style>
    <style:style style:name="gr4" style:family="graphic" style:parent-style-name="standard">
      <style:graphic-properties draw:textarea-horizontal-align="justify" draw:textarea-vertical-align="middle" draw:auto-grow-height="false" fo:min-height="0.89cm" fo:min-width="9cm"/>
    </style:style>
    <style:style style:name="gr5" style:family="graphic" style:parent-style-name="standard">
      <style:graphic-properties draw:textarea-horizontal-align="justify" draw:textarea-vertical-align="middle" draw:auto-grow-height="false" fo:min-height="0.89cm" fo:min-width="9.034cm"/>
    </style:style>
    <style:style style:name="gr6" style:family="graphic" style:parent-style-name="standard">
      <style:graphic-properties draw:fill-color="#cc3300" draw:textarea-horizontal-align="justify" draw:textarea-vertical-align="middle" draw:auto-grow-height="false" fo:min-height="1.032cm" fo:min-width="9.1cm"/>
    </style:style>
    <style:style style:name="gr7" style:family="graphic" style:parent-style-name="standard">
      <style:graphic-properties draw:textarea-horizontal-align="justify" draw:textarea-vertical-align="middle" draw:auto-grow-height="false" fo:min-height="9.65cm" fo:min-width="2.3cm"/>
    </style:style>
    <style:style style:name="gr8" style:family="graphic" style:parent-style-name="standard">
      <style:graphic-properties draw:fill-color="#cc3300" draw:textarea-horizontal-align="justify" draw:textarea-vertical-align="middle" draw:auto-grow-height="false" fo:min-height="1.05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9.65cm" fo:min-width="2.4cm"/>
    </style:style>
    <style:style style:name="gr10" style:family="graphic" style:parent-style-name="standard">
      <style:graphic-properties draw:fill-color="#0000cc" draw:textarea-horizontal-align="justify" draw:textarea-vertical-align="middle" draw:auto-grow-height="false" fo:min-height="1.25cm" fo:min-width="15.8cm"/>
    </style:style>
    <style:style style:name="gr11" style:family="graphic" style:parent-style-name="standard">
      <style:graphic-properties draw:fill-color="#9933ff" draw:textarea-horizontal-align="justify" draw:textarea-vertical-align="middle" draw:auto-grow-height="false" fo:min-height="0.95cm" fo:min-width="15.7cm"/>
    </style:style>
    <style:style style:name="gr12" style:family="graphic" style:parent-style-name="standard">
      <style:graphic-properties draw:fill-color="#9933ff" draw:textarea-horizontal-align="justify" draw:textarea-vertical-align="middle" draw:auto-grow-height="false" fo:min-height="0.95cm" fo:min-width="7.4cm"/>
    </style:style>
    <style:style style:name="gr13" style:family="graphic" style:parent-style-name="standard">
      <style:graphic-properties draw:fill-color="#9933ff" draw:textarea-horizontal-align="justify" draw:textarea-vertical-align="middle" draw:auto-grow-height="false" fo:min-height="0.95cm" fo:min-width="7.6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dobe Blan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6600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dobe Blan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cc3300"/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0000cc"/>
      <style:paragraph-properties fo:text-align="center"/>
    </style:style>
    <style:style style:name="P8" style:family="paragraph">
      <loext:graphic-properties draw:fill-color="#9933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6.3cm" svg:height="12.8cm" svg:x="1.7cm" svg:y="6.5cm">
            <text:p text:style-name="P1">Gorynych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4" draw:layer="layout" svg:width="9.3cm" svg:height="1.14cm" svg:x="2.05cm" svg:y="7.7cm">
              <text:p text:style-name="P3"><text:span text:style-name="T1">Skalarer Pfad (x86/x87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9.3cm" svg:height="1.14cm" svg:x="2.05cm" svg:y="9.156cm">
              <text:p text:style-name="P3"><text:span text:style-name="T1">4x Vektor Pfad (SSE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9.4cm" svg:height="1.14cm" svg:x="2cm" svg:y="10.611cm">
              <text:p text:style-name="P3"><text:span text:style-name="T1">4x Vektor Pfad (SSE3/SSSE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9.5cm" svg:height="1.14cm" svg:x="1.95cm" svg:y="12.067cm">
              <text:p text:style-name="P3"><text:span text:style-name="T1">4x Vektor Pfad (SSE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9.5cm" svg:height="1.14cm" svg:x="1.95cm" svg:y="13.522cm">
              <text:p text:style-name="P3"><text:span text:style-name="T1">4x Vektor Pfad (SSE4 + FMA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9.534cm" svg:height="1.14cm" svg:x="1.933cm" svg:y="14.978cm">
              <text:p text:style-name="P3"><text:span text:style-name="T1">8x Vektor </text:span><text:span text:style-name="T1">Pfad </text:span><text:span text:style-name="T1">(AVX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9.534cm" svg:height="1.14cm" svg:x="1.933cm" svg:y="16.433cm">
              <text:p text:style-name="P3"><text:span text:style-name="T1">8x Vektor Pfad (AVX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9.6cm" svg:height="1.282cm" svg:x="1.9cm" svg:y="17.818cm">
              <text:p text:style-name="P3"><text:span text:style-name="T1">Massiv </text:span><text:span text:style-name="T1">paralleler </text:span><text:span text:style-name="T1">Pfad </text:span><text:span text:style-name="T1">(OpenCL, </text:span><text:span text:style-name="T1">GPGPU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6" draw:layer="layout" svg:width="2.8cm" svg:height="9.9cm" svg:x="11.8cm" svg:y="7.7cm">
            <text:p text:style-name="P3"><text:span text:style-name="T2">Lineare </text:span></text:p>
            <text:p text:style-name="P3"><text:span text:style-name="T2">Algeb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2.8cm" svg:height="1.3cm" svg:x="11.8cm" svg:y="17.8cm">
            <text:p text:style-name="P3"><text:span text:style-name="T1">Lin. Algeb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2.9cm" svg:height="9.9cm" svg:x="14.9cm" svg:y="7.7cm">
            <text:p text:style-name="P3"><text:span text:style-name="T1">Scheduler</text:span></text:p>
            <text:p text:style-name="P3"><text:span text:style-name="T1">(CPU)</text:span></text:p>
            <text:p text:style-name="P3"><text:span text:style-name="T1">Multithreaded</text:span></text:p>
            <text:p text:style-name="P3"><text:span text:style-name="T1">Singlethread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2.8cm" svg:height="1.3cm" svg:x="15cm" svg:y="17.8cm">
            <text:p text:style-name="P3"><text:span text:style-name="T1">Schedu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7" draw:layer="layout" svg:width="16.3cm" svg:height="1.5cm" svg:x="1.7cm" svg:y="4.7cm">
          <text:p text:style-name="P3">Anwendung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6.2cm" svg:height="1.2cm" svg:x="1.8cm" svg:y="19.7cm">
          <text:p text:style-name="P3">Betriebssystem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.9cm" svg:height="1.2cm" svg:x="1.8cm" svg:y="21.1cm">
          <text:p text:style-name="P3">CP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8.1cm" svg:height="1.2cm" svg:x="10cm" svg:y="21.1cm">
          <text:p text:style-name="P3">GPU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07:17:43.209603796</meta:creation-date>
    <dc:date>2016-08-15T21:49:11.240881436</dc:date>
    <meta:editing-duration>PT24M22S</meta:editing-duration>
    <meta:editing-cycles>11</meta:editing-cycles>
    <meta:generator>LibreOffice/5.2.0.4$Linux_X86_64 LibreOffice_project/20m0$Build-4</meta:generator>
    <meta:document-statistic meta:object-count="19"/>
  </office:meta>
</office:document-meta>
</file>